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8" style:family="paragraph" style:parent-style-name="Standard">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9"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0" style:family="paragraph" style:parent-style-name="Standard">
      <style:paragraph-properties fo:margin-left="1.251cm" fo:margin-right="0cm" fo:text-indent="0cm" style:auto-text-indent="false"/>
      <style:text-properties style:font-name="Times New Roman" fo:font-size="14pt" style:font-size-asian="14pt" style:font-size-complex="14pt"/>
    </style:style>
    <style:style style:name="P11" style:family="paragraph" style:parent-style-name="Standard">
      <style:paragraph-properties fo:margin-left="0cm" fo:margin-right="0cm" fo:text-indent="0cm" style:auto-text-indent="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padding="0.074cm" fo:border-left="none" fo:border-right="none" fo:border-top="none" fo:border-bottom="0.035cm solid #000000" style:join-border="false"/>
      <style:text-properties style:font-name="Times New Roman" fo:font-size="14pt" fo:language="de" fo:country="DE" style:text-underline-style="none" fo:font-weight="bold" style:font-size-asian="14pt" style:font-weight-asian="bold" style:font-size-complex="14pt" style:font-weight-complex="bold"/>
    </style:style>
    <style:style style:name="P13" style:family="paragraph" style:parent-style-name="Standard" style:list-style-name="L1">
      <style:text-properties style:font-name="Times New Roman" fo:font-size="14pt" fo:language="de" fo:country="DE" style:font-size-asian="14pt" style:font-size-complex="14pt"/>
    </style:style>
    <style:style style:name="P14"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15"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8" style:family="paragraph" style:parent-style-name="Standard" style:list-style-nam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0" style:family="paragraph" style:parent-style-name="Standard" style:list-style-name="L10">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1" style:family="paragraph" style:parent-style-name="Standard">
      <style:text-properties style:font-name="Times New Roman" fo:font-size="14pt" fo:language="de" fo:country="DE"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2"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23"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24"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25"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26"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27"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28"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29"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30" style:family="paragraph" style:parent-style-name="Standard" style:list-style-name="L11">
      <style:text-properties style:font-name="Times New Roman" fo:font-size="14pt" fo:language="de" fo:country="DE" style:text-underline-style="none" fo:font-weight="normal" style:font-size-asian="14pt" style:font-weight-asian="normal" style:font-size-complex="14pt" style:font-weight-complex="normal"/>
    </style:style>
    <style:style style:name="P31" style:family="paragraph" style:parent-style-name="Standard" style:list-style-name="L12">
      <style:text-properties style:font-name="Times New Roman" fo:font-size="14pt" fo:language="de" fo:country="DE" style:text-underline-style="none" fo:font-weight="normal" style:font-size-asian="14pt" style:font-weight-asian="normal" style:font-size-complex="14pt" style:font-weight-complex="normal"/>
    </style:style>
    <style:style style:name="P32"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33"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4" style:family="paragraph" style:parent-style-name="Standard">
      <style:text-properties style:font-name="Times New Roman" fo:font-size="16pt" fo:language="de" fo:country="DE" fo:font-style="normal" style:text-underline-style="none" fo:font-weight="bold" style:font-size-asian="16pt" style:font-style-asian="normal" style:font-weight-asian="bold" style:font-size-complex="16pt" style:font-style-complex="normal" style:font-weight-complex="bold"/>
    </style:style>
    <style:style style:name="P35" style:family="paragraph" style:parent-style-name="Standard" style:list-style-name="standartNumerierung">
      <style:text-properties fo:language="de" fo:country="DE"/>
    </style:style>
    <style:style style:name="P36" style:family="paragraph" style:parent-style-name="Standard" style:list-style-name="standartNumerierung">
      <style:text-properties fo:font-size="14pt" fo:language="de" fo:country="DE" style:font-size-asian="14pt" style:font-size-complex="14pt"/>
    </style:style>
    <style:style style:name="P37" style:family="paragraph" style:parent-style-name="Hauptüberschriften" style:list-style-nam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language="de" fo:country="DE" fo:font-style="italic" style:text-underline-style="none" fo:font-weight="normal" style:font-style-asian="italic" style:font-weight-asian="normal" style:font-style-complex="italic" style:font-weight-complex="normal"/>
    </style:style>
    <style:style style:name="T11" style:family="text">
      <style:text-properties style:text-underline-style="none" fo:font-weight="normal" style:font-weight-asian="normal" style:font-weight-complex="normal"/>
    </style:style>
    <style:style style:name="T12"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ntwicklung einer dezentralen Android App zur Unterstützung der Hausaufgaben von Schülern und Schülerinnen</text:p>
      <text:p text:style-name="P1"/>
      <text:h text:style-name="Hauptüberschriften" text:outline-level="5">1 Analyse der Aufgabenstellung</text:h>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h text:style-name="Hauptüberschriften" text:outline-level="5">1.1 Wie entwickelt man Software?</text:h>
      <text:p text:style-name="P4">In der Softwareentwicklung bezeichnet man die Schritte die ein Softwareentwickler bei der Entwicklung von Software durchlaufen sollte als Softwareentwicklungsprozesse. Summerville unterscheidet 4 Softwareentwicklungsprozesse. </text:p>
      <text:list xml:id="list6153248191546125093" text:style-name="L1">
        <text:list-item>
          <text:p text:style-name="P13"><text:span text:style-name="T11">Die </text:span><text:span text:style-name="T8">Softwarespezifikationen </text:span><text:span text:style-name="T3">bei denen Softwareentwickler und Kunde gemeinsam die zu entwickelnde Software definieren und deren Operationen einschränken.</text:span></text:p>
        </text:list-item>
        <text:list-item>
          <text:p text:style-name="P14"><text:span text:style-name="T11">Die </text:span><text:span text:style-name="T8">Softwareentwicklung</text:span><text:span text:style-name="T11"> bei der die Software konzipiert und programmiert wird.</text:span></text:p>
        </text:list-item>
        <text:list-item>
          <text:p text:style-name="P14"><text:span text:style-name="T11">Die </text:span><text:span text:style-name="T8">Software-Validierung </text:span><text:span text:style-name="T11">bei der die Software getestet wird, um sicherzustellen, dass die Software den Ansprüchen des Kunden entspricht.</text:span></text:p>
        </text:list-item>
        <text:list-item>
          <text:p text:style-name="P14"><text:span text:style-name="T11">Die </text:span><text:span text:style-name="T8">Softwareweiterentwicklung </text:span><text:span text:style-name="T11">bei der die Software modifiziert wird, um diese an die Änderungen der Anforderungen des Marktes und des Kunden anzupassen.</text:span><text:span text:style-name="T8"><text:note text:id="ftn1" text:note-class="footnote"><text:note-citation>1</text:note-citation><text:note-body><text:p text:style-name="Footnote">Vgl. Sommerville, Ian: Software Engineering. 7. Aufl. Edinburgh Gate u.a. 2004, S.<text:span text:style-name="T5"> 8</text:span></text:p></text:note-body></text:note></text:span></text:p>
        </text:list-item>
      </text:list>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text:soft-page-break/>bzw. Kritik der bisherigen Anwendung vorgenommen, sprich was kann die Anwendung auf dem aktuellsten Stand, wie kann die Anwendung verbessert werden und welche Folgeanwendungen könnten aus dieser Anwendung entstehen.</text:p>
      <text:p text:style-name="P4"/>
      <text:h text:style-name="Hauptüberschriften" text:outline-level="5">1.2 Was sind die Eigenschaften guter Software? </text:h>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Summervill definiert die Eigenschaften guter Software folgendermaßen:</text:p>
      <text:p text:style-name="P4"/>
      <text:list xml:id="list4642930139441920693" text:style-name="L2">
        <text:list-item>
          <text:p text:style-name="P19">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19">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19">Effizienz:<text:span text:style-name="T1"> Software sollte keine Systemressourcen verschwenden, wie z.B. Speicher oder Prozessor Zyklen, daher beinhaltet Effizienz Speicherausnutzung, Prozessorzeit, Antwortzeiten für Anwender etc. </text:span></text:p>
        </text:list-item>
        <text:list-item>
          <text:p text:style-name="P22"><text:span text:style-name="T7">Benutzbarkeit: </text:span><text:span text:style-name="T1">Software muss benutzbar sein, ohne unangemessenen Aufwand, von den Benutzern für die diese Software konzipiert wurde. D.h. Software sollte eine angemessene Benutzeroberfläche haben und hinreichend dokumentiert sein.</text:span><text:span text:style-name="T7"><text:note text:id="ftn2" text:note-class="footnote"><text:note-citation>2</text:note-citation><text:note-body><text:p text:style-name="Footnote">Sommerville, Ian: Software Engineering. 7. Aufl. Edinburgh Gate u.a. 2004, S.<text:span text:style-name="T5"> 12f</text:span></text:p></text:note-body></text:note></text:span></text:p>
        </text:list-item>
      </text:list>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text:soft-page-break/>der Software Verbesserungen vorgenommen werden können.</text:p>
      <text:p text:style-name="P4"/>
      <text:h text:style-name="Hauptüberschriften" text:outline-level="5">1.3 Was bedeutet dezentral?</text:h>
      <text:p text:style-name="P4">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4"/>
      <text:p text:style-name="P9">»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S. 19</text:p></text:note-body></text:note></text:p>
      <text:p text:style-name="P9"/>
      <text:p text:style-name="P11">Im Rahmen dieser Bachelorarbeit werden daher fortan die Begriffe dezentral und verteilt synonym verwendet. Die digitale Hausaufgabenheft-Anwendung ist eher eine Verteilte Anwendung als ein gesamtes Verteiltes System:</text:p>
      <text:p text:style-name="P11"><text:s text:c="2"/></text:p>
      <text:p text:style-name="P10"><text:span text:style-name="T10">»Verteilte Anwendungen werden heute in der Regel unter Zuhilfenahme von Kommunikations- Middleware (z.B. Java RMI …) entwickelt (...). … Zur Entwicklung werden mehr oder minder mächtige Basiskomponenten (Frameworks) … eingesetzt.«</text:span><text:span text:style-name="T10"><text:note text:id="ftn4" text:note-class="footnote"><text:note-citation>4</text:note-citation><text:note-body><text:p text:style-name="Footnote">Schneider, Uwe u.a. (Hrsg.): Taschenbuch der Informatik. 7. Aufl. Münschen 2012, S.<text:span text:style-name="T5"> 298</text:span></text:p></text:note-body></text:note></text:span></text:p>
      <text:p text:style-name="P9"/>
      <text:p text:style-name="P4">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6"><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6">http://sharedknowledge.github.io/#sharknet</text:span></text:a><text:span text:style-name="T6">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4"/>
      <text:p text:style-name="P4">SharkNet bietet Internet ohne Internet d.h. Kommunikation zwischen den einzelnen unabhängigen Peers ohne Server und ohne 2. bzw. 3. Betreiber des Servers. <text:s/>Die Peers im dezentralen SharkNet kommunizieren und synchronisieren sich direkt(P2P) <text:soft-page-break/>über Wifi-Direct miteinander und benötigen keinen Server. Hausaufgaben und 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4"/>
      <text:p text:style-name="P4">Ein Peer wird oftmals als ein Computer angesehen. Ein Benutzer des SharkNets oder eine Person kann auch als Peer bezeichnet werden<text:span text:style-name="T7"><text:note text:id="ftn6" text:note-class="footnote"><text:note-citation>6</text:note-citation><text:note-body><text:p text:style-name="Footnote">Vgl. Schwotzer, Thomas: Sharksystem, Why P2P. <text:span text:style-name="T5">URL: </text:span><text:a xlink:type="simple" xlink:href="http://www.sharksystem.net/shark_beliefs.html" text:style-name="Internet_20_link" text:visited-style-name="Visited_20_Internet_20_Link"><text:span text:style-name="T5">http://www.sharksystem.net/shark_beliefs.html</text:span></text:a><text:span text:style-name="T5">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 Computer-Hardware ausgestattet werden und ein Datenaustausch mit anderen Geräten wird möglich(Theorie Internet-of-Things). </text:p>
      <text:p text:style-name="P4"/>
      <text:p text:style-name="P4">Die Kommunikation des SharkNet basiert darauf, dass sich zwei oder mehr Peers begegnen und daraufhin eine Verbindung aufbauen. Das sich z.B. 20 Smartphones innerhalb einer Klasse von Schulkindern treffen ist mittlerweile ein Alltagsszenario. Wie sollen sich Geräte treffen die unbeweglich sind?</text:p>
      <text:p text:style-name="P4"/>
      <text:p text:style-name="P4"/>
      <text:p text:style-name="P7">Ein Beispielszenario:</text:p>
      <text:p text:style-name="P7"/>
      <text:p text:style-name="P4">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text:soft-page-break/>Standardcomputer hat, kann er trotzdem Programme verwenden, Daten austauschen und Daten speichern. </text:p>
      <text:p text:style-name="P4">Theoretisch könnten diese <text:s/>Raspberry pi's, mit dem heutigen Stand der Technik oder durch zukünftige Leistungsverbesserungen, eine Implementierung des ScharkNets verwenden und mit anderen Peers kommunizieren und Daten austauschen. Der Raspberry pi wird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ihre Hausaufgabenheft-Anwendung mit diesem Raspberry pi und erhalten die aktuellen Metadaten der Schule. Ist die Schülerin oder der Schüler zuhause angekommen und befindet sich mit seinem Smartphone in der nähe des SmartTV's so synchronisieren diese sich und der SmartTV erhält die aktuellen Metadaten der Schule.</text:p>
      <text:p text:style-name="P4"/>
      <text:p text:style-name="P4"/>
      <text:p text:style-name="P7">Relevanz des Beispielszenarios</text:p>
      <text:p text:style-name="P7"/>
      <text:p text:style-name="P4">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und die Schülerin oder der Schüler beginnen daraufhin zu lernen oder die Hausaufgabe anzufertigen, dann erscheint das Beispielszenario sinnvoll, andere Geräte mit dem SharkNet auszustatten. <text:s/></text:p>
      <text:p text:style-name="P4"/>
      <text:h text:style-name="Hauptüberschriften" text:outline-level="5">1.4 Wie können die Schülerinnen und Schüler bei ihren Hausaufgaben unterstützt werden?</text:h>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text:soft-page-break/>strukturierten Organisation der Hausaufgaben zu schätzen und nutzen in ihrem weiteren Lebensverlauf wiederholt Strukturen und Organisationsmethoden für ihr Aufgaben- und Zeitmanagement, dann würde die Hausaufgabenheft-Anwendung zusätzlich zur strukturierenden, auch eine Vorbild Funktionalität innehaben. </text:p>
      <text:p text:style-name="P4"/>
      <text:h text:style-name="Hauptüberschriften" text:outline-level="5">1.5 Was ist Android und was sind die wichtigsten in dieser Arbeit verwendeten Android Komponenten?</text:h>
      <text:p text:style-name="P4">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2159930492205662242" text:style-name="L3">
        <text:list-item>
          <text:p text:style-name="P23">Nutzung drahtloser Kommunikationsverbindungen</text:p>
        </text:list-item>
        <text:list-item>
          <text:p text:style-name="P23">Darstellung und Verarbeitung multimedialer Datenformate</text:p>
        </text:list-item>
        <text:list-item>
          <text:p text:style-name="P23">Unterstützung spezieller Eingabemöglichkeiten z.B. mittels Stift oder Multitouch Bildschirm</text:p>
        </text:list-item>
        <text:list-item>
          <text:p text:style-name="P23">Energieverwaltung</text:p>
        </text:list-item>
        <text:list-item>
          <text:p text:style-name="P23">Einfaches laden und Installieren von mobilen Anwendungen („Apps“)</text:p>
        </text:list-item>
      </text:list>
      <text:p text:style-name="P3"/>
      <text:p text:style-name="P4">Da APIs wie auch entsprechende Entwicklungsumgebungen für mobile Betriebssystem (oft frei) zugänglich sind, hat sich für derartige Apps ein umfangreicher Markt herausgebildet.<text:span text:style-name="T7"><text:note text:id="ftn7" text:note-class="footnote"><text:note-citation>7</text:note-citation><text:note-body><text:p text:style-name="Footnote">Vgl. <text:span text:style-name="T5">Schneider, Uwe u.a. (Hrsg.): Taschenbuch der Informatik. 7. Aufl. Münschen 2012, S. 297</text:span></text:p></text:note-body></text:note></text:span></text:p>
      <text:p text:style-name="P7"/>
      <text:p text:style-name="P7"/>
      <text:p text:style-name="P7">Überblick der wichtigsten verwendeten Android Komponenten und deren Funktion:</text:p>
      <text:p text:style-name="P5"/>
      <text:list xml:id="list3089964830499207166" text:style-name="L4">
        <text:list-item>
          <text:p text:style-name="P15"><text:span text:style-name="T9">Navigation Drawer</text:span> ist eine Feld, auf dem die wichtigsten Navigationsoptionen der Anwendung, auf der linken Seite des Bildschirmes, abgebildet werden.</text:p>
        </text:list-item>
        <text:list-item>
          <text:p text:style-name="P15"><text:span text:style-name="T9">Activities</text:span> sind Anwendungskomponenten die es dem Benutzer ermöglichen mit dem Bildschirm des Gerätes zu interagieren um etwas auszuführen, z.B. eine Telefonnummer wählen, ein Foto zu machen, eine E-Mail zu senden oder eine Karte an zu sehen.</text:p>
        </text:list-item>
        <text:list-item>
          <text:p text:style-name="P15">Ein <text:span text:style-name="T9">Intent</text:span> ist eine abstrakte Beschreibung einer Operation die durchgeführt werden soll. Intents sind wie Nachrichtenobjekte die dafür benutzt werden können, Aktionen in anderen Anwendungskomponenten auszuführen und sie ermöglichen die Kommunikation zwischen Activities.</text:p>
        </text:list-item>
        <text:list-item>
          <text:p text:style-name="P15">Wird das <text:span text:style-name="T9">Interface Parcelable</text:span> von einer Klasse <text:s/>implementiert und korrekt konfiguriert, dann kann diese Klasse als parcelable Extra eines Intents <text:s/>„verpackt“ werden. Das hat den Vorteil, dass die kompletten Instanzen dieser Klasse, zwischen verschiedenen Activities, versendet werden können. Innerhalb dieser Bachelorarbeit wird die Instanz einer Klasse synonym mit dem Objekt einer Klasse verwendet. <text:s/></text:p>
        </text:list-item>
      </text:list>
      <text:p text:style-name="P5"><text:soft-page-break/></text:p>
      <text:p text:style-name="P5">Genauere Informationen, über Android und über die verwendeten Android Komponenten, befinden sich auf der Android Webseite für Entwickler. URL: https://developer.android.com/index.html </text:p>
      <text:p text:style-name="P3"/>
      <text:h text:style-name="Hauptüberschriften" text:outline-level="5">2 Softwarespezifikationen</text:h>
      <text:h text:style-name="Hauptüberschriften" text:outline-level="5">2.1 Analyse ähnlicher Softwarelösungen:</text:h>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
      <text:p text:style-name="P7">Bewertungskriterien der zu untersuchenden Anwendung:</text:p>
      <text:p text:style-name="P4"/>
      <text:list xml:id="list1773481333889527008" text:style-name="L5">
        <text:list-item>
          <text:p text:style-name="P24">Keine erforderlichen Vorkenntnisse.</text:p>
        </text:list-item>
        <text:list-item>
          <text:p text:style-name="P24">Fehlertolerante Anwendung.</text:p>
        </text:list-item>
        <text:list-item>
          <text:p text:style-name="P24">Benutzereingaben werden ausreichend validiert.</text:p>
        </text:list-item>
        <text:list-item>
          <text:p text:style-name="P24">Informationen werden automatisch gespeichert.</text:p>
        </text:list-item>
        <text:list-item>
          <text:p text:style-name="P24">Hausaufgaben müssen Fotografiert und abgespeichert werden können.</text:p>
        </text:list-item>
        <text:list-item>
          <text:p text:style-name="P24">Eine Hausaufgabe kann mehr als ein Foto referenzieren.</text:p>
        </text:list-item>
        <text:list-item>
          <text:p text:style-name="P24">Ein Stundenplan muss erstellt werden können.</text:p>
        </text:list-item>
        <text:list-item>
          <text:p text:style-name="P24">Der Stundenplan sollte verteilbar sein.</text:p>
        </text:list-item>
      </text:list>
      <text:p text:style-name="P1"/>
      <text:h text:style-name="Hauptüberschriften" text:outline-level="5">2.1.1 Anwendung 1:</text:h>
      <text:list xml:id="list1653809489156204884" text:style-name="L6">
        <text:list-item>
          <text:p text:style-name="P25">Anwendungsname „Hausaufgaben“</text:p>
        </text:list-item>
        <text:list-item>
          <text:p text:style-name="P25">Herausgeber „Klwinkel.com“</text:p>
        </text:list-item>
        <text:list-item>
          <text:p text:style-name="P25">Bewertung im GooglePlay Store „4,3 Sterne“</text:p>
        </text:list-item>
        <text:list-item>
          <text:p text:style-name="P25">Downloadzahlen „ungefähr 1 Millionen“</text:p>
        </text:list-item>
      </text:list>
      <text:p text:style-name="P4"/>
      <text:p text:style-name="P4">Die <text:span text:style-name="T7">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text:soft-page-break/></text:p>
      <text:p text:style-name="P4">Die einzelnen Unterrichtsfächer werden in der <text:span text:style-name="T7">Aktivität „Fächer“</text:span> definiert. Einem Fach können verschiedene Eigenschaften zugeschrieben werden. Die Eigenschaften 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text:span text:style-name="T7">Aktivität „Stundenplan“</text:sp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text:span text:style-name="T7">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text:soft-page-break/>der Matrix, kann eine entsprechende Stunde bearbeitet werden. Eine Stunde im Stundenplan definiert sich über folgende Eigenschaften: Einen Wochentag, eine Schulstunde(1. Bis 10. Stunde), Auswahl eines der erstellten Fächer, eine Anfangszeit 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4"/>
      <text:p text:style-name="P4">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text:span text:style-name="T7">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text:span text:style-name="T7">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text:soft-page-break/>Browser, der sich aus der Anwendung öffnet, zu der gewünschten Schulwebsite und speichern diese dann als Favorit ab. Wird die Aktivität dann beim nächsten mal geöffnet, wird nicht mehr der Browser angezeigt sondern die referenzierte URL.</text:p>
      <text:p text:style-name="P4"/>
      <text:p text:style-name="P4"/>
      <text:p text:style-name="P7">Positive Aspekte der Anwendungen 1:</text:p>
      <text:p text:style-name="P4"/>
      <text:list xml:id="list5490328301623215429" text:style-name="L7">
        <text:list-item>
          <text:p text:style-name="P26">Ein Alarmton für die baldige Fälligkeit von Hausaufgaben und Prüfungen</text:p>
        </text:list-item>
        <text:list-item>
          <text:p text:style-name="P26">Referenzierung der Schulwebsite</text:p>
        </text:list-item>
        <text:list-item>
          <text:p text:style-name="P26">Prüfungsverwaltung mit dazugehörigen Notenlisten</text:p>
        </text:list-item>
        <text:list-item>
          <text:p text:style-name="P26">Notenliste berechnet den Gesamtdurchschnitt aller Fächer und den Durchschnitt jedes einzelnen Fachs</text:p>
        </text:list-item>
        <text:list-item>
          <text:p text:style-name="P26">Wiedererkennbarkeit der Fächer durch Farbvergebung</text:p>
        </text:list-item>
        <text:list-item>
          <text:p text:style-name="P26">Wochenstundenplan verwendet bereits erstellte Fächer</text:p>
        </text:list-item>
        <text:list-item>
          <text:p text:style-name="P26">Eine Tages und eine Wochenansicht</text:p>
        </text:list-item>
        <text:list-item>
          <text:p text:style-name="P26">Separate Ansichten für alle Hausaufgaben und Prüfungen mit Fälligkeitsdaten </text:p>
        </text:list-item>
        <text:list-item>
          <text:p text:style-name="P26">Hausaufgaben und Prüfungen können mit einem Fotos und einem Dokumenten verknüpft werden</text:p>
        </text:list-item>
        <text:list-item>
          <text:p text:style-name="P26">Ein Unterrichtsfach hat einen Kontaktnamen, eine E-Mail Adresse des Kontaktes und eine Telefonnummer des Kontaktes</text:p>
        </text:list-item>
        <text:list-item>
          <text:p text:style-name="P26">Navigation Drawer dadurch wirkt die Navigation durch die einzelnen Bestandteile der Anwendung sehr vereinfacht und intuitiv. </text:p>
        </text:list-item>
      </text:list>
      <text:p text:style-name="P4"/>
      <text:p text:style-name="P4"/>
      <text:p text:style-name="P7">Negative Aspekte der Anwendung 1:</text:p>
      <text:p text:style-name="P4"/>
      <text:list xml:id="list6693323994827307845" text:style-name="L8">
        <text:list-item>
          <text:p text:style-name="P27">Keine Validierung bei der Eingabe der Priorität, kann zum Absturz der Anwendung führen</text:p>
        </text:list-item>
        <text:list-item>
          <text:p text:style-name="P27">Eine Hausaufgabe kann nur mit maximal einem Foto und einem Dokument verknüpft werden</text:p>
        </text:list-item>
        <text:list-item>
          <text:p text:style-name="P27">Die Anfangs und Endzeiten der Unterrichtsstunden können von den Schülerinnen und Schülern festgelegt werden, es findet keine Einschränkung oder Validierung der Zeiten Auswahl statt, die erste Stunde kann um 10 Uhr beginnen und um 9 Uhr enden</text:p>
        </text:list-item>
        <text:list-item>
          <text:p text:style-name="P27">Eine Pro Version muss gekauft werden, um die ständige Werbung zu deaktivieren</text:p>
        </text:list-item>
      </text:list>
      <text:p text:style-name="P4"/>
      <text:h text:style-name="Hauptüberschriften" text:outline-level="5">2.1.2 Anwendung 2:</text:h>
      <text:list xml:id="list37224386" text:continue-list="list1653809489156204884" text:style-name="L6">
        <text:list-item>
          <text:p text:style-name="P25">Anwendungsname „SchoolManager2.0“</text:p>
        </text:list-item>
        <text:list-item>
          <text:p text:style-name="P25">Herausgeber „Thinc.easy“</text:p>
        </text:list-item>
        <text:list-item>
          <text:p text:style-name="P25">Bewertung im GooglePlay Store „4,3 Sterne“</text:p>
        </text:list-item>
        <text:list-item>
          <text:p text:style-name="P25">Downloadzahlen „ungefähr 500“</text:p>
        </text:list-item>
      </text:list>
      <text:p text:style-name="P4"><text:soft-page-break/></text:p>
      <text:p text:style-name="P4">Die <text:span text:style-name="T7">Navigation</text:span> zwischen den einzelnen Aktivitäten ist mit Android Navigation Drawer realisiert. Folgende Aktivitäten können mittels des Navigation Drawer aktiviert werden: Home, Stundenplan, Hausaufgaben, Meine Schule und Einstellungen. </text:p>
      <text:p text:style-name="P4"/>
      <text:p text:style-name="P4">Die <text:span text:style-name="T7">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stunden werden automatisch in der Stundenplan Aktivität eingetragen. </text:p>
      <text:p text:style-name="P4"/>
      <text:p text:style-name="P4">Die <text:span text:style-name="T7">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4780679242771022503" text:style-name="L9">
        <text:list-header>
          <text:p text:style-name="P28"/>
        </text:list-header>
      </text:list>
      <text:p text:style-name="P4"/>
      <text:p text:style-name="P7">Positive Aspekte der Anwendungen 2:</text:p>
      <text:p text:style-name="P5"/>
      <text:list xml:id="list8530006343275503968" text:style-name="L10">
        <text:list-item>
          <text:p text:style-name="P16">Aufgrund weniger Aktivitäten erscheint die Navigation sehr Übersichtlich (kann auch als Nachteil ausgelegt werden, weil interessante oder hilfreiche Aktivitäten von Anwendung 1 nicht implementiert sind)</text:p>
        </text:list-item>
        <text:list-item>
          <text:p text:style-name="P16">Unterrichtsfächer können vordefiniert werden</text:p>
        </text:list-item>
        <text:list-item>
          <text:p text:style-name="P16">Der Stundenplan nutzt die Vordefinierten Fächer</text:p>
        </text:list-item>
        <text:list-item>
          <text:p text:style-name="P16">Unterrichtsfächer werden im Stundenplan mit vorher, vom Benutzer definierten, Farben angezeigt</text:p>
          <text:p text:style-name="P20"/>
        </text:list-item>
      </text:list>
      <text:p text:style-name="P4"/>
      <text:p text:style-name="P7">Negative Aspekte der Anwendungen 2:</text:p>
      <text:p text:style-name="P4"/>
      <text:list xml:id="list37253347" text:continue-list="list4780679242771022503" text:style-name="L9">
        <text:list-item>
          <text:p text:style-name="P28">Eine Überschneidung der Unterrichtsstunden ist möglich, Unterrichtsstunden können unbeabsichtigt verdeckt werden</text:p>
        </text:list-item>
        <text:list-item>
          <text:p text:style-name="P28">Nur Farbe und Kürzel der Unterrichtsstunde werden in der Stundenplan <text:soft-page-break/>Übersicht angezeigt, obwohl noch genug Platz für mehr Eigenschaften besteht</text:p>
        </text:list-item>
        <text:list-item>
          <text:p text:style-name="P28">Verschiedene Stunden können gleiche Farben haben trotz eingeschränkter Farbauswahl</text:p>
        </text:list-item>
        <text:list-item>
          <text:p text:style-name="P28">Farbe des Hintergrundes und des Textes kann gleich gewählt werden und man kann den Text nicht mehr erkennen</text:p>
        </text:list-item>
        <text:list-item>
          <text:p text:style-name="P28">Beginn und Ende der Unterrichtsstunden wird weder angezeigt noch festgelegt</text:p>
        </text:list-item>
        <text:list-item>
          <text:p text:style-name="P28">Eine Unterrichtsstunde muss explizit gespeichert werden, passiert nicht automatisch bei einer Veränderung</text:p>
        </text:list-item>
        <text:list-item>
          <text:p text:style-name="P28">Das erstellen eines neuen Stundenplans überschreibt den alten Stundenplan mit allen vorher festgelegten Fächern</text:p>
        </text:list-item>
        <text:list-item>
          <text:p text:style-name="P28">Eine Verteilung der Fächer oder des Stundenplans ist nicht möglich</text:p>
        </text:list-item>
      </text:list>
      <text:p text:style-name="P7"/>
      <text:h text:style-name="Hauptüberschriften" text:outline-level="5">2.2 Was macht ein gutes Hausaufgabenheft aus?</text:h>
      <text:p text:style-name="P4">Die in diesem Abschnitt definierte Darstellung der Eigenschaften eines guten Hausaufgabenheftes ist subjektiv und wird durch die in Kapitel <text:span text:style-name="T4"><text:s/></text:span>bestimmten Kriterien vorgenommen. </text:p>
      <text:p text:style-name="P4"/>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4">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text:soft-page-break/>werden dann beim Start des Hausaufgabenheftes direkt in die Anwendung geladen und benutzt. </text:p>
      <text:p text:style-name="P4"/>
      <text:p text:style-name="P4">Aus diesen Eigenschaften lassen sich wiederum neue Anwendungsfälle und Spezifikationen Formulieren.</text:p>
      <text:p text:style-name="P4"/>
      <text:h text:style-name="Hauptüberschriften" text:outline-level="5">2.3 Analyse der Anwendungsfälle:</text:h>
      <text:p text:style-name="P4">Anwendungsfälle werden sehr früh im Softwareentwicklungsprozess aufgestellt. In der Phase der Softwarespezifikationen, speziell während der Auffindung von Anforderungen, werden verschiedenste Nutzungsszenarien kreiert, welche dann später in Spezifikationen ausformuliert werden. Ein Nutzungsszenario oder Anwendungsfall beschreibt eine Aktion die ein Akteur, im Falle der Hausaufgabenheft-Anwendung die Schülerinnen und Schüler oder eine dritte Person, am System ausführen kann. Ein Anwendungsfall für eine Hausaufgabenheft-Anwendung ist z.B. eine Schülerin oder ein Schüler erstellt seinen Wochenstundenplan. Die standardisierte UML Notation, der Use-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4"/>
      <text:p text:style-name="P4"/>
      <text:p text:style-name="P7">Eine Schülerin oder ein Schüler …</text:p>
      <text:list xml:id="list7026083119789308223" text:style-name="standartNumerierung">
        <text:list-header>
          <text:p text:style-name="P29"/>
        </text:list-header>
        <text:list-item>
          <text:p text:style-name="P29">Erstellt, bearbeitet oder löscht eine Unterrichtsstunden.</text:p>
        </text:list-item>
        <text:list-item>
          <text:p text:style-name="P29">Erstellt oder verändert seinen Stundenplan.</text:p>
        </text:list-item>
        <text:list-item>
          <text:p text:style-name="P29">Sieht sich das Hausaufgabenheft in einer Tagesansicht an.</text:p>
        </text:list-item>
        <text:list-item>
          <text:p text:style-name="P29">Sieht sich das Hausaufgabenheft in einer Wochenansicht an.</text:p>
        </text:list-item>
        <text:list-item>
          <text:p text:style-name="P29">Sieht sich das Hausaufgabenheft in einer Monatsansicht an.</text:p>
        </text:list-item>
        <text:list-item>
          <text:p text:style-name="P29">Trägt eine Hausaufgabe in das Hausaufgabenheft ein.</text:p>
          <text:list>
            <text:list-item>
              <text:p text:style-name="P29">Legt fest, zu welcher Unterrichtsstunde die Hausaufgabe gehört.</text:p>
            </text:list-item>
            <text:list-item>
              <text:p text:style-name="P29">Legt fest, an welchem Datum die Hausaufgabe fällig wird.</text:p>
            </text:list-item>
            <text:list-item>
              <text:p text:style-name="P29">Legt fest, ob die Hausaufgabe eine Prüfung sein soll.</text:p>
            </text:list-item>
            <text:list-item>
              <text:p text:style-name="P29">Gibt eine Beschreibung der Hausaufgabe ein.</text:p>
            </text:list-item>
            <text:list-item>
              <text:p text:style-name="P29">Fotografiert eine Hausaufgabe.</text:p>
              <text:list>
                <text:list-item>
                  <text:p text:style-name="P29">Legt fest, ob die fotografierte Hausaufgabe eine Lösung oder eine Aufgabenstellung ist.</text:p>
                </text:list-item>
              </text:list>
            </text:list-item>
            <text:list-item>
              <text:p text:style-name="P29">Bewertet die Korrektheit und Qualität der fotografierten Hausaufgabe.</text:p>
            </text:list-item>
            <text:list-item>
              <text:p text:style-name="P29">Kommuniziert mit seinen Mitschülern über eine bestimmte Hausaufgabe.</text:p>
            </text:list-item>
          </text:list>
        </text:list-item>
        <text:list-item>
          <text:p text:style-name="P29">Sieht sich alle eingetragenen Hausaufgaben in einer Hausaufgabenansicht an.</text:p>
        </text:list-item>
        <text:list-item>
          <text:p text:style-name="P29">Sieht sich alle Prüfungen in einer Prüfungsansicht an.</text:p>
        </text:list-item>
        <text:list-item>
          <text:p text:style-name="P29">Erstellt und verwaltet seine Noten für Hausaufgaben und Prüfungen.</text:p>
        </text:list-item>
      </text:list>
      <text:p text:style-name="P7"><text:soft-page-break/></text:p>
      <text:p text:style-name="P7"/>
      <text:p text:style-name="P7">Eine dritte Person(Lehrer, Entwickler oder ein andrer) <text:span text:style-name="T12">definiert</text:span> ...</text:p>
      <text:list xml:id="list37249394" text:continue-numbering="true" text:style-name="standartNumerierung">
        <text:list-header>
          <text:p text:style-name="P35"/>
        </text:list-header>
        <text:list-item>
          <text:p text:style-name="P36">Die allgemeinen Daten der Schuljahrestermine.</text:p>
          <text:list>
            <text:list-item>
              <text:p text:style-name="P36">Die Bezeichnungen für alle Unterrichtsstunden, die an der Schule unterrichtet werden.</text:p>
            </text:list-item>
            <text:list-item>
              <text:p text:style-name="P36">Alle Lehrer, die an der Schule unterrichten.</text:p>
              <text:list>
                <text:list-item>
                  <text:p text:style-name="P36">Die Namen der Lehrer.</text:p>
                </text:list-item>
                <text:list-item>
                  <text:p text:style-name="P36">Die Telefonnummern der Lehrer.</text:p>
                </text:list-item>
                <text:list-item>
                  <text:p text:style-name="P36">Die E-Mailadressen der Lehrer.</text:p>
                </text:list-item>
              </text:list>
            </text:list-item>
            <text:list-item>
              <text:p text:style-name="P36">Alle Orte und Räume der Schule.</text:p>
            </text:list-item>
            <text:list-item>
              <text:p text:style-name="P36">Die Dauer der allgemeinen Unterrichtsstunde.</text:p>
            </text:list-item>
            <text:list-item>
              <text:p text:style-name="P36">Die allgemeinen Pausen der Schule.</text:p>
            </text:list-item>
            <text:list-item>
              <text:p text:style-name="P36">Tage an denen kein Unterricht stattfindet.</text:p>
            </text:list-item>
            <text:list-item>
              <text:p text:style-name="P36">Den ersten Tag im Sommerschuljahr.</text:p>
            </text:list-item>
            <text:list-item>
              <text:p text:style-name="P36">Den letzten Tag im Sommerschuljahr.</text:p>
            </text:list-item>
            <text:list-item>
              <text:p text:style-name="P36">Den ersten Tag im Winterschuljahr.</text:p>
            </text:list-item>
            <text:list-item>
              <text:p text:style-name="P36">Den letzten Tag im Winterschuljahr.</text:p>
            </text:list-item>
            <text:list-item>
              <text:p text:style-name="P36">Die Anfangsuhrzeit der frühestmöglichen Unterrichtsstunde.</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auptüberschriften" text:outline-level="5"><text:soft-page-break/>2.5 Spezifikation der System Anforderungen (SAS) auf Basis der Anwendungsfälle </text:h>
      <text:p text:style-name="P33">SharkNet/Hausaufgabenheft/Unterrichtsstunden/SAS/1 </text:p>
      <text:p text:style-name="P6"/>
      <text:p text:style-name="P6">Funktion<text:tab/><text:tab/><text:span text:style-name="T5">Ein Benutzer erstellt, bearbeitet oder löscht seine <text:tab/><text:tab/><text:tab/><text:tab/><text:tab/><text:tab/>Unterrichtsstunden</text:span></text:p>
      <text:p text:style-name="P6"/>
      <text:p text:style-name="P6">Beschreibung<text:tab/><text:span text:style-name="T5">Eine Liste aller bisher erstellten Unterrichtsstunden wird <text:tab/><text:tab/><text:tab/><text:tab/>angezeigt. Der Benutzer soll Unterrichtsstunden aus dieser Liste <text:tab/><text:tab/><text:tab/>bearbeiten oder löschen können. Der Benutzer soll jederzeit die <text:tab/><text:tab/><text:tab/>Möglichkeit haben neue Unterrichtsstunden erstellen zu können.</text:span></text:p>
      <text:p text:style-name="P6"/>
      <text:p text:style-name="P6">Eingabe<text:tab/><text:tab/><text:span text:style-name="T5">Eine Schul-Metadaten Instanz, welche allgemeine Informationen <text:tab/><text:tab/><text:tab/>über Schuljahrestermine enthält</text:span></text:p>
      <text:p text:style-name="P6"/>
      <text:p text:style-name="P6">Quelle<text:tab/><text:tab/><text:span text:style-name="T5">Die Wissensbasis des SharkNet</text:span></text:p>
      <text:p text:style-name="P6"/>
      <text:p text:style-name="P6">Ausgabe<text:tab/><text:tab/><text:span text:style-name="T5">Eine Liste von Instanzen der Unterrichtsstunden </text:span></text:p>
      <text:p text:style-name="P6"/>
      <text:p text:style-name="P6">Zielort<text:tab/><text:tab/><text:span text:style-name="T5">Die Wissensbasis des SharkNet </text:span></text:p>
      <text:p text:style-name="P6"/>
      <text:p text:style-name="P6">Aktion: <text:span text:style-name="T5">Ein Benutzer soll eine Unterrichtsstunden erstellen können und er soll bereits vorhandene Unterrichtsstunden bearbeiten oder löschen können. Ist die Liste der Unterrichtsstunden leer, dann soll die Unterrichtsstunden-Ansicht auch leer sein. Eine Funktionalität für das erstellen von Unterrichtsstunden soll permanent in dieser Ansicht vorhanden sein. Aktiviert der Benutzer diese Funktionalität, dann soll er, aus einer festgelegten Optionsauswahl, die Bezeichnung der Unterrichtsstunde, den unterrichtenden Lehrer und den Raum der Unterrichtsstunde auswählen. Sind die Eigenschaften der Unterrichtsstunde ausgewählt, dann soll eine Unterrichtsstunden-Instanz, welche die eben erstellte Unterrichtsstunde repräsentiert, in die Liste der Unterrichtsstunden-Instanzen eingefügt werden. Eine Unterrichtsstunde wird eindeutig über die Bezeichnung der Unterrichtsstunde identifiziert. Es soll immer nur eine Unterrichtsbezeichnung vergeben werden können, ist bereits eine Unterrichtsstunde mit dieser Bezeichnung in der Liste vorhanden, dann kann keine weitere Unterrichtsstunde diese Bezeichnung erhalten. Räume und Lehrer sollen jedoch mehrfach verwendet werden können. <text:s/>Diese Liste soll dann automatisch in der SharkNet Wissensbasis persistent abgespeichert werden. Ist die Liste der Unterrichtsstunden-Instanzen nicht leer, dann sollen alle vorhandenen Unterrichtsstunden in der Unterrichtsstunden-Ansicht angezeigt werden.</text:span></text:p>
      <text:p text:style-name="P6"/>
      <text:p text:style-name="P6">Benötigt<text:tab/><text:tab/><text:span text:style-name="T5">Eine Schul-Metadaten Instanz, diese enthält die festgelegten und <text:tab/><text:tab/><text:tab/>auswählbaren Optionen, die der Benutzer bei Erstellung oder <text:tab/><text:tab/><text:tab/><text:tab/>Veränderung einer Unterrichtsstunde auswählen muss.</text:span></text:p>
      <text:p text:style-name="P6"><text:span text:style-name="T5"/></text:p>
      <text:p text:style-name="P33"><text:soft-page-break/>SharkNet/Hausaufgabenheft/Stundenplan/SAS/2 </text:p>
      <text:p text:style-name="P6"/>
      <text:p text:style-name="P3"><text:span text:style-name="T1">Funktion<text:tab/><text:tab/></text:span><text:span text:style-name="T2">Definiert den Stundenplan eines Benutzers</text:span></text:p>
      <text:p text:style-name="P6"/>
      <text:p text:style-name="P3"><text:span text:style-name="T1">Beschreibung<text:tab/></text:span><text:span text:style-name="T2">Ein Benutzer verändert oder erstellt seinen eigenen <text:tab/><text:tab/><text:tab/><text:tab/><text:tab/>Stundenplan</text:span></text:p>
      <text:p text:style-name="P6"/>
      <text:p text:style-name="P6">Eingabe<text:tab/><text:span text:style-name="T5"><text:tab/>Instanzen für die Schul-Metadaten und den Stundenplan</text:span></text:p>
      <text:p text:style-name="P6"/>
      <text:p text:style-name="P6">Quelle<text:tab/><text:tab/><text:span text:style-name="T5">Die Wissensbasis von SharkNet</text:span></text:p>
      <text:p text:style-name="P6"/>
      <text:p text:style-name="P6">Ausgabe<text:tab/><text:tab/><text:span text:style-name="T5">Eine Instanz des Stundenplans, welcher den gesamten <text:tab/><text:tab/><text:tab/><text:tab/><text:tab/>Stundenplan, samt aller vorgenommener Änderungen des <text:tab/><text:tab/><text:tab/><text:tab/>Benutzers, enthält.</text:span></text:p>
      <text:p text:style-name="P6"/>
      <text:p text:style-name="P6">Zielort<text:tab/><text:tab/><text:span text:style-name="T5">Die Wissensbasis von SharkNet.</text:span></text:p>
      <text:p text:style-name="P6"/>
      <text:p text:style-name="P6">Aktion: <text:span text:style-name="T5">Der Stundenplan soll eine Schulwoche von Montag bis Freitag ohne Wochenenden repräsentieren. Die Anfangs- und Endzeiten der einzelnen Unterrichtsstunden sollen, mittels einer Schul-Metadaten Datei, berechnet und angezeigt werden. Die Schul-Metadaten Datei soll folgende Werte bereitstellen: <text:s/>Alle Pausenzeiten der Schule, allgemeine Länge derF Unterrichtsstunden und der Anfang der frühestmöglichen Unterrichtsstunde. Die frühestmögliche Unterrichtsstunde bestimmt zu welcher Uhrzeit die erste Stunde eines jeden Wochentages beginnen soll. Die allgemeine Länge der Unterrichtsstunde wird dann addiert mit der Uhrzeit der frühestmöglichen Unterrichtsstunde und mit der ersten Pause. Die weiteren Anfangs- und Endzeiten der Unterrichtsstunden sollen nach diesem Muster berechnet werden. Die in SAS/1 vordefinierten Unterrichtsstunden sollen für die Erstellung des Stundenplans benutzt werden. Vordefinierte Unterrichtsstunden sollen in einer Stundenplan-Matrix eingetragen werden können. Die Spalten der Stundenplan-Matrix sind die Wochentage und die Zeilen die Stunden und die Anfangs und Endzeiten der Stunden. Veränderungen des Stundenplans sollen darin resultieren, dass diese Änderungen, in Form einer Stundenplan Instanz, sofort in der Wissensbasis (Datenbank) von SharkNet abgespeichert werden.</text:span></text:p>
      <text:p text:style-name="P6"/>
      <text:p text:style-name="P6">Benötigt<text:tab/><text:tab/><text:span text:style-name="T5">Eine Schul-Metadaten und eine Stundenplan Instanz. Die Schul-<text:tab/><text:tab/><text:tab/>Metadaten Instanz wird benötigt, weil sie wichtige Informationen <text:tab/><text:tab/><text:tab/>für die Berechnung der Unterrichtszeiten bereitstellt. </text:span></text:p>
      <text:p text:style-name="P6"><text:span text:style-name="T5"><text:tab/><text:tab/><text:tab/>Die Stundenplan Instanz wird benötigt, weil die Stundenplan <text:tab/><text:tab/><text:tab/><text:tab/>Ansicht, mittels dieser Instanz, initialisiert werden soll.</text:span></text:p>
      <text:p text:style-name="P6"><text:span text:style-name="T5"/></text:p>
      <text:p text:style-name="P6"><text:span text:style-name="T5"/></text:p>
      <text:p text:style-name="P6"><text:span text:style-name="T5"/></text:p>
      <text:p text:style-name="P3"/>
      <text:p text:style-name="P33"><text:soft-page-break/>SharkNet/Hausaufgabenheft/Tagesansicht/SAS/3 </text:p>
      <text:p text:style-name="P6"/>
      <text:p text:style-name="P3"><text:span text:style-name="T1">Funktion<text:tab/><text:tab/></text:span><text:span text:style-name="T2">Veranschaulicht bestimmte Unterrichtsdaten für ein bestimmtes <text:tab/><text:tab/><text:tab/>Datum in der Ansicht genau eines Tages.</text:span></text:p>
      <text:p text:style-name="P6"/>
      <text:p text:style-name="P3"><text:span text:style-name="T1">Beschreibung<text:tab/></text:span><text:span text:style-name="T2">Ein Benutzer sieht alle Unterrichtsstunden, dazugehörige Lehrer <text:tab/><text:tab/><text:tab/>und Räume, die er in seinem Stundenplan/SAS/2 angegeben hat, <text:tab/><text:tab/><text:tab/>an einem bestimmten Datum im Schuljahr. Der Benutzer sollte <text:tab/><text:tab/><text:tab/>zwischen den einzelnen Tagen innerhalb dieser Ansicht wechseln <text:tab/><text:tab/><text:tab/>können.</text:span></text:p>
      <text:p text:style-name="P6"/>
      <text:p text:style-name="P6">Eingabe<text:tab/><text:span text:style-name="T5"><text:tab/>Instanzen für die Schul-Metadaten und den Stundenplan</text:span></text:p>
      <text:p text:style-name="P6"/>
      <text:p text:style-name="P6">Quelle<text:tab/><text:tab/><text:span text:style-name="T5">Die Wissensbasis von SharkNet</text:span></text:p>
      <text:p text:style-name="P6"/>
      <text:p text:style-name="P6">Ausgabe<text:tab/><text:tab/><text:span text:style-name="T5">-</text:span></text:p>
      <text:p text:style-name="P6"/>
      <text:p text:style-name="P6">Zielort<text:tab/><text:tab/><text:span text:style-name="T5">-</text:span></text:p>
      <text:p text:style-name="P6"/>
      <text:p text:style-name="P6">Aktion: <text:span text:style-name="T5">Die einzelnen Unterrichtsstunden sollen mit Anfangs und Endzeiten beschriftet werden. Die Berechnung der Unterrichtszeiten soll genau wie in Stundenplan/SAS/2 erfolgen. Zudem sollen alle Unterrichtsstunden anzeigen, wie die entsprechenden Bezeichnungen der Unterrichtsstunden, die Kontaktinformationen der Lehrer und die Räume lauten. Durch das berühren einer bestimmten Unterrichtsstunde an einem bestimmten Datum soll ein Event ausgelöst werden. Dieses Event bietet die Möglichkeiten eine Hausaufgabe an diesem Datum zu genau dieser Unterrichtsstunde einzutragen. Sind bereits Hausaufgaben zu dieser Unterrichtsstunde an diesem Datum eingetragen, dann sollen diese angezeigt, bearbeitet, bestätigt oder gelöscht werden können. Die Möglichkeit Hausaufgaben einzutragen soll auch dann angeboten werden, wenn bereits Hausaufgaben eingetragen sind. Wie eine Hausaufgabe aussieht und wie sie erstellt wird, definiert Hausaufgabe/SAS/6. </text:span></text:p>
      <text:p text:style-name="P6"><text:span text:style-name="T5"/></text:p>
      <text:p text:style-name="P6">Benötigt<text:tab/><text:tab/><text:span text:style-name="T5">Eine Schul-Metadaten und eine Stundenplan Instanz. Die Schul-<text:tab/><text:tab/><text:tab/>Metadaten Instanz wird benötigt, weil sie wichtige Informationen <text:tab/><text:tab/><text:tab/>für die Berechnung der Unterrichtszeiten bereitstellt. </text:span></text:p>
      <text:p text:style-name="P6"><text:span text:style-name="T5"><text:tab/><text:tab/><text:tab/>Die Stundenplan Instanz wird benötigt, weil die Tagesansicht viele <text:tab/><text:tab/><text:tab/>Werte aus dieser Stundenplan Instanz beziehen soll.</text:span></text:p>
      <text:p text:style-name="P6"/>
      <text:p text:style-name="P6"/>
      <text:p text:style-name="P6"/>
      <text:p text:style-name="P6"/>
      <text:p text:style-name="P6"><text:span text:style-name="T5"/></text:p>
      <text:p text:style-name="P6"/>
      <text:p text:style-name="P33"><text:soft-page-break/>SharkNet/Hausaufgabenheft/Wochenansicht/SAS/4 </text:p>
      <text:p text:style-name="P6"/>
      <text:p text:style-name="P3"><text:span text:style-name="T1">Funktion<text:tab/><text:tab/></text:span><text:span text:style-name="T2">Veranschaulicht bestimmte Unterrichtsdaten, in gekürzter Form, <text:tab/><text:tab/><text:tab/>für eine bestimmte Schulwoche.</text:span></text:p>
      <text:p text:style-name="P6"/>
      <text:p text:style-name="P3"><text:span text:style-name="T1">Beschreibung<text:tab/></text:span><text:span text:style-name="T2">Ein Benutzer sieht bestimmte Unterrichtsinformationen einer <text:tab/><text:tab/><text:tab/><text:tab/>Schulwoche in gekürzter Form. Der Benutzer sollte zwischen den <text:tab/><text:tab/><text:tab/>einzelnen Wochen innerhalb dieser Ansicht wechseln können.</text:span></text:p>
      <text:p text:style-name="P6"/>
      <text:p text:style-name="P6">Eingabe<text:tab/><text:span text:style-name="T5"><text:tab/>Instanzen für die Schul-Metadaten und den Stundenplan</text:span></text:p>
      <text:p text:style-name="P6"/>
      <text:p text:style-name="P6">Quelle<text:tab/><text:tab/><text:span text:style-name="T5">Die Wissensbasis von SharkNet</text:span></text:p>
      <text:p text:style-name="P6"/>
      <text:p text:style-name="P6">Ausgabe<text:tab/><text:tab/><text:span text:style-name="T5">-</text:span></text:p>
      <text:p text:style-name="P6"/>
      <text:p text:style-name="P6">Zielort<text:tab/><text:tab/><text:span text:style-name="T5">-</text:span></text:p>
      <text:p text:style-name="P6"/>
      <text:p text:style-name="P6">Aktion: <text:span text:style-name="T5">Die Zeilen einer Schulwoche sollen mit Anfangs und Endzeiten der Unterrichtsstunden beschriftet werden. Die Berechnung der Unterrichtszeiten soll genau wie in Stundenplan/SAS/2 erfolgen. </text:span></text:p>
      <text:p text:style-name="P21"><text:span text:style-name="T5">//</text:span>TODO Morgen weitermachen</text:p>
      <text:p text:style-name="P6"><text:span text:style-name="T5">Zudem sollen alle Unterrichtsstunden anzeigen, wie die entsprechenden Bezeichnungen der Unterrichtsstunden, die Kontaktinformationen der Lehrer und die Räume lauten. Durch das berühren einer bestimmten Unterrichtsstunde an einem bestimmten Datum soll ein Event ausgelöst werden. Dieses Event bietet die Möglichkeiten eine Hausaufgabe an diesem Datum zu genau dieser Unterrichtsstunde einzutragen. Sind bereits Hausaufgaben zu dieser Unterrichtsstunde an diesem Datum eingetragen, dann sollen diese angezeigt, bearbeitet, bestätigt oder gelöscht werden können. Die Möglichkeit Hausaufgaben einzutragen soll auch dann angeboten werden, wenn bereits Hausaufgaben eingetragen sind. Wie eine Hausaufgabe aussieht und wie sie erstellt wird, definiert Hausaufgabe/SAS/6. </text:span></text:p>
      <text:p text:style-name="P6"><text:span text:style-name="T5"/></text:p>
      <text:p text:style-name="P6"><text:span text:style-name="T5"/></text:p>
      <text:p text:style-name="P6"><text:span text:style-name="T5"/></text:p>
      <text:p text:style-name="P6">Benötigt<text:tab/><text:tab/><text:span text:style-name="T5">Eine Schul-Metadaten und eine Stundenplan Instanz. Die Schul-<text:tab/><text:tab/><text:tab/>Metadaten Instanz wird benötigt, weil sie wichtige Informationen <text:tab/><text:tab/><text:tab/>für die Berechnung der Unterrichtszeiten bereitstellt. </text:span></text:p>
      <text:p text:style-name="P6"><text:span text:style-name="T5"><text:tab/><text:tab/><text:tab/>Die Stundenplan Instanz wird benötigt, weil die Tagesansicht viele <text:tab/><text:tab/><text:tab/>Werte aus dieser Stundenplan Instanz beziehen soll.</text:span></text:p>
      <text:p text:style-name="P6"/>
      <text:p text:style-name="P6"><text:span text:style-name="T5"/></text:p>
      <text:h text:style-name="P18" text:outline-level="5"/>
      <text:h text:style-name="P18" text:outline-level="5"/>
      <text:h text:style-name="P18" text:outline-level="5"/>
      <text:h text:style-name="P18" text:outline-level="5"/>
      <text:h text:style-name="P18" text:outline-level="5"><text:soft-page-break/></text:h>
      <text:h text:style-name="Hauptüberschriften" text:outline-level="5">3 Konzeption und Implementierung</text:h>
      <text:p text:style-name="P3"/>
      <text:h text:style-name="Hauptüberschriften" text:outline-level="5">3.1 Entwicklungswerkzeuge </text:h>
      <text:p text:style-name="P3">Entwicklungsumgebung und Codeverbreitung</text:p>
      <text:p text:style-name="P3"/>
      <text:h text:style-name="Hauptüberschriften" text:outline-level="5">3.2 Konzeption</text:h>
      <text:p text:style-name="P3">UML Diagramme</text:p>
      <text:p text:style-name="P3"/>
      <text:h text:style-name="P37" text:outline-level="5">3.3 Konkrete Implementierung der Konzepte und der Spezifikationen</text:h>
      <text:p text:style-name="P6"><text:span text:style-name="T5"/></text:p>
      <text:p text:style-name="P34">3.3.x Stundenplan</text:p>
      <text:p text:style-name="P6"><text:span text:style-name="T5">Der Stundenplan soll programmatisch durch ein Stundenplan Interface dargestellt werden und einer Klasse die dieses Interface implementiert. Klasse und Interface des Stundenplans sollen Teil der SharkNet API werden. Die Hausaufgabenheft API soll einen Wrapper (Entwurfsmuster) für die Stundenplan Klasse implementieren. Gleichzeitig implementiert dieser Wrapper das Android Interface Parcelable. </text:span></text:p>
      <text:h text:style-name="Hauptüberschriften" text:outline-level="5">3.3.x Fotos mit der eingebauten Kamera aufnehmen und mit einer Hausaufgabe verknüpfen </text:h>
      <text:p text:style-name="P4">Liegt die Anzahl der Bewertungen im positiven Bereich, dann hat die Mehrheit der Benutzer die Qualität oder den Inhalt des Mediums positiv bewertet, liegt die Anzahl der Bewertungen im negativen Bereich, <text:s/>dann bewertete die Mehrzahl der Benutzer das Medium negativ. Die Höhe der Zahl im positiven oder negativen Bereich gibt die stärke der Bewertung an. Eine „-100“ bedeutet das x Personen das Medium positiv bewertet haben und x + 100 Personen das Medium negativ bewertet haben. Wiederum ist eine „-100“ als Bewertung ein Anzeichen dafür, dass dieses Medium nicht zu erkennen ist oder derjenige eine völlig falsche Aufgabenstellung eingefügt hat. </text:p>
      <text:p text:style-name="P3">//TODO nachfolgendes nachbessern</text:p>
      <text:p text:style-name="P4">Gerade aufgenommene Bilder, Bilder aus der Gallery und Dokumente aus dem Dateisystem des Gerätes <text:span text:style-name="T4">sind</text:span>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Zahl.</text:p>
      <text:p text:style-name="P3"/>
      <text:h text:style-name="Hauptüberschriften" text:outline-level="5"><text:soft-page-break/>3.4 Alternative Implementierungen</text:h>
      <text:p text:style-name="P3"/>
      <text:h text:style-name="Hauptüberschriften" text:outline-level="5">4 Software-Validierung</text:h>
      <text:p text:style-name="P3"/>
      <text:p text:style-name="P3">Wie wird die Anwendung getestet oder wie kann die Anwendung getestet werden.</text:p>
      <text:p text:style-name="P3"/>
      <text:p text:style-name="P3"/>
      <text:p text:style-name="P3"/>
      <text:p text:style-name="P3"/>
      <text:p text:style-name="P3"/>
      <text:p text:style-name="P3"/>
      <text:p text:style-name="P3"/>
      <text:h text:style-name="Hauptüberschriften" text:outline-level="5">5 Kritik und Ausblick</text:h>
      <text:p text:style-name="P4">In diesem Kapitel werden die Funktionsweisen der einzelnen Komponenten kritisch bewertet. Es soll festgestellt werden welche Funktionalitäten der Anwendung gut realisiert sind, bei welcher Funktionalität eine Verbesserung vorgenommen werden könnte und welche Spezifikationen ausreichend ausformuliert und zielführend waren. 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3"/>
      <text:h text:style-name="Hauptüberschriften" text:outline-level="5">5.1 Kritik</text:h>
      <text:p text:style-name="P3"/>
      <text:h text:style-name="Hauptüberschriften" text:outline-level="5">5.2 Zukunft der Hausaufgabenheft-Anwendung</text:h>
      <text:p text:style-name="P3"/>
      <text:p text:style-name="P4"/>
      <text:h text:style-name="Hauptüberschriften" text:outline-level="5">5.2.1 Die Eingliederung der Anwendung ins SharkNet: </text:h>
      <text:p text:style-name="P4">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geleitet. Betritt man die Startseite der Hausaufgabenheft-Anwendung zum ersten mal, dann gibt es mehrere Möglichkeiten der Implementierung. </text:p>
      <text:p text:style-name="P4"/>
      <text:list xml:id="list4278027090497321867" text:style-name="L11">
        <text:list-item>
          <text:p text:style-name="P30"><text:soft-page-break/>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30">Die Schülerin oder der Schüler werden angewiesen beim ersten Start der Hausaufgabenheft-Anwendung ein Interesse einzutragen. Dieses Interesse müsste eindeutig sein und die Klasse beschreiben. Jede Schülerin und jeder Schüler der das SharkNet benutzt und gleichzeitig exakt dieses Interesse angegeben hat, wird automatisch in die Klassengruppe hinzugefügt und synchronisiert sich mit den Hausaufgaben und Stundneplänen seiner Mitschüler.</text:p>
        </text:list-item>
      </text:list>
      <text:p text:style-name="P4"/>
      <text:p text:style-name="P4"/>
      <text:h text:style-name="Hauptüberschriften" text:outline-level="5">5.2.2 Allgemeine Designveränderung der Anwendung:</text:h>
      <text:p text:style-name="P4">Das Aussehen (Design) der Anwendung ist aktuell das eines Prototypen. Ist die Eingliederung der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und ihr eigenständiges Design und wird direkt in das Design und die Struktur des SharkNets integriert. Ist die Vollendung der Designveränderung abgeschlossen, dann sollte die Hausaufgabenheft-Anwendung nicht mehr vom SharkNet unterschieden werden können. Veranschaulichen wir diesen Gedanken an Hand eines Bildvergleiches. Links ist das Design des aktuellen Prototypen der Hausaufgabenheft-Anwendung und rechts ist das Zukünftige Design der Anwendungen. </text:p>
      <text:p text:style-name="P4"/>
      <text:p text:style-name="P4">Links:<text:tab/><text:tab/><text:tab/><text:tab/><text:tab/><text:tab/>Rechts:</text:p>
      <text:p text:style-name="P4">Bild <text:tab/><text:tab/><text:tab/><text:tab/><text:tab/><text:tab/><text:tab/>Bild</text:p>
      <text:p text:style-name="P4"/>
      <text:p text:style-name="P4">Wird die Hausaufgabenheft-Anwendung somit designtechnisch in das Design des SharkNets integriert? Diese Frage wird am besten beantwortet, wenn man das Zukunftsdesign der Anwendung mit den aktuellen Designs des SharkNet vergleicht:</text:p>
      <text:p text:style-name="P4"/>
      <text:p text:style-name="P4">Zukunftsdesign der Hausaufgabenheft-Anwendung:</text:p>
      <text:p text:style-name="P4">Bild</text:p>
      <text:p text:style-name="P4"/>
      <text:p text:style-name="P4">Design des SharkNets:</text:p>
      <text:p text:style-name="P4">Bild<text:tab/><text:tab/><text:tab/><text:tab/>Bild <text:tab/><text:tab/><text:tab/><text:tab/>Bild</text:p>
      <text:p text:style-name="P4"/>
      <text:h text:style-name="Hauptüberschriften" text:outline-level="5">5.2.3 Detailbeschreibung der Designveränderung:</text:h>
      <text:p text:style-name="P4">Welche Hauptveränderungen werden vorgenommen? SharkNet nutzt einige Elemente <text:soft-page-break/>aus dem Google Material-Design <text:s/><text:span text:style-name="T4">//TODO add examples.</text:span></text:p>
      <text:p text:style-name="P3"/>
      <text:p text:style-name="P4">Jede Aktivität der Hausaufgabenheft-Anwendung soll mit einer App Bar ausgestattet werden. Diese App Bar bietet dann, passend zur aktuellen Aktivität, Auswahloptionen an. Unter anderem wird das bisherige Kontext Menü „<text:span text:style-name="T4">3 Punkte Menü Bild einfügen</text:span>“ Bestandteil der App Bar. Befindet man sich gerade in der Hausaufgabenansicht einer einzelnen speziellen Hausaufgabe (später als Konkrete-Hausaufgabenansicht klassifiziert), die zu einem bestimmten Datum fällig wird, dann bietet die App Bar auch einen „Backspace“ bzw. Zurück-Pfeil an, dieser Pfeil Navigiert den Benutzer wieder in die vorherige Aktivität. </text:p>
      <text:p text:style-name="P4"/>
      <text:p text:style-name="P4">Die Ansicht einer einzelnen Hausaufgabe oder einer Prüfung wird noch weiteren Anpassungen unterzogen. Die einstellbaren Aufgabenstellung werden von den einstellbaren Lösungen getrennt. Aufgabenstellungen und Lösungen erhalten jeweils ihre eigene Ansicht. Wie die Schülerin oder der Schüler zwischen den beiden getrennten Ansichten navigiert, ist noch nicht festgelegt. Es unterscheiden sich folgende drei Implementierungsmöglichkeiten:</text:p>
      <text:p text:style-name="P4"/>
      <text:list xml:id="list6119184074418270274" text:style-name="L12">
        <text:list-item>
          <text:p text:style-name="P31">Die Navigation zwischen der Aufgabenstellungsansicht und der Lösungsansicht wird in das Kontextmenü der App Bar integriert.</text:p>
        </text:list-item>
        <text:list-item>
          <text:p text:style-name="P31">Die App Bar wird mit zwei „Tabs“ ausgestattet. Ein Tab symbolisiert die Aufgabenstellungsansicht und der andere Tab symbolisiert die Lösungsansicht. Zwischen diesen Tabs kann wie zwischen den Fragmenten mit einer wischenden Fingergeste gewechselt werden.</text:p>
        </text:list-item>
        <text:list-item>
          <text:p text:style-name="P31">Eine Spinner Aktion wird in die App Bar integriert. Der Spinner ist eine Art vordefinierter Auswahlassistent. Der Spinner wird so konfiguriert, dass er bei Aktivierung durch den Benutzer 2 Optionen Anzeigt (Aufgabenstellungsansicht oder Lösungsansicht).</text:p>
        </text:list-item>
      </text:list>
      <text:p text:style-name="P4"><text:s/></text:p>
      <text:p text:style-name="P4"/>
      <text:p text:style-name="P4">BILD</text:p>
      <text:p text:style-name="P4">Veranschaulichung der Implementierungsmöglichkeit 1(Bildunterschrift):</text:p>
      <text:p text:style-name="P4"/>
      <text:p text:style-name="P4">BILD</text:p>
      <text:p text:style-name="P4">Veranschaulichung der Implementierungsmöglichkeit 2(Bildunterschrift):</text:p>
      <text:p text:style-name="P4"/>
      <text:p text:style-name="P4">BILD</text:p>
      <text:p text:style-name="P4">Veranschaulichung der Implementierungsmöglichkeit 3(Bildunterschrift):</text:p>
      <text:p text:style-name="P3"/>
      <text:p text:style-name="P3"/>
      <text:h text:style-name="Hauptüberschriften" text:outline-level="5">5.2.4 Zukünftige Funktionalitäten der Hausaufgabenheft-Anwendung:</text:h>
      <text:p text:style-name="P7"/>
      <text:p text:style-name="P7">Die Prüfungen:</text:p>
      <text:p text:style-name="P4"/>
      <text:p text:style-name="P4"><text:soft-page-break/>Eine Prüfung wird ähnlich wie eine Hausaufgabe erstellt werden können, unter Umständen wird eine Prüfung erstellt indem bei der Erstellung einer Hausaufgabe ein Auswahlfeld markiert wird, welches die Hausaufgabe als Prüfung klassifiziert. Letztlich unterscheidet sich eine Hausaufgabe kaum von einer Prüfung. Hausaufgaben und Prüfungen haben beide ein Fälligkeitsdatum, also ein Datum an dem die Prüfung geschrieben wird oder die Hausaufgabe abgegeben werden muss. Aufgabenstellungen und Lösungen sind sowohl für Hausaufgaben als auch für Prüfungen relevant. Eine Aufgabenstellung einer Prüfung wird nicht die Prüfungsaufgabe sein, sondern allgemeines Unterrichtsmaterial welches sich auf ein Thema bezieht. Die Lösungen verweisen dann auf die eingestellten Aufgabenstellungen zum Unterrichtsmaterial. So können sich die Schülerinnen und Schüler auf ihre Prüfungen vorbereiten und zusammen Übungsaufgaben lösen und vergleichen. </text:p>
      <text:p text:style-name="P4"/>
      <text:p text:style-name="P3"/>
      <text:p text:style-name="P7">Wochen- und Monatsansicht:</text:p>
      <text:p text:style-name="P7"/>
      <text:p text:style-name="P4">Die Stundenplan-Ansicht die aktuell aus einer Tagesansicht des Stundenplans besteht, wird zukünftig mit weiteren Ansichtsmöglichkeiten ausgestattet. Eine Wochenansicht wird hinzugefügt. Diese Wochenansicht bietet mehr Übersicht auf einer Seite über die gesamte Schulwoche als eine Tagesansicht, wird dafür aber vielleicht an Informationen sparen müssen, auf Grund des geringeren Platzes, die in einer Tages-Ansicht angezeigt werden können. Die Monatsansicht veranschaulicht einen kompletten Schulmonat auf einer Seite, beinhaltet dafür noch weniger Informationen eines konkreten Tages. Wochen- und Monatsansicht sollten nur die wichtigsten Informationen anzeigen z.B. wie viele Hausaufgaben hat die Schülerin oder der Schüler an diesem Tag auf. Die Anzahl der Hausaufgaben könnte in der Monatsansicht durch einen Farbigen Punkt symbolisiert werden. Ist der Punkt in einem Tag der Monatsansicht grün, sind nur wenige Hausaufgaben auf, ist der Punkt rot, so hat die Schülerin oder der Schüler besonders viele Hausaufgaben an diesem Tag auf und wenn kein Punkt an diesem Tag ist, dann sind an diesem Tag keine Hausaufgaben geplant. </text:p>
      <text:p text:style-name="P4"/>
      <text:p text:style-name="P4"/>
      <text:p text:style-name="P7">Hausaufgaben- und Prüfungsansicht:</text:p>
      <text:p text:style-name="P7"/>
      <text:p text:style-name="P4">Die Stundenplan-Ansicht soll neben den Tages-, Wochen- und Monatsansichten noch Ansichten für Hausaufgaben und Prüfungen erhalten. Stundenplan-Hausaufgabenansichten zeigen in Form einer Liste, auf einer einzigen scrollbaren Seite, alle Hausaufgaben, mit den einzelnen Fächerbezeichnungen, und Fälligkeitsdaten <text:s/>der Hausaufgaben an. Die Hausaufgaben sind Chronologisch geordnet d.h. die Hausaufgabe die als nächstes fällig werden würde, steht an oberster Stelle und die Hausaufgabe für die noch am meisten Zeit bleibt steht an unterster Stelle der Stundenplan-Hausaufgabenansicht-Liste. Die Prüfungsansicht verhält sich exakt wie die Hausaufgabenansicht mit dem unterschied, dass in ihr nur Prüfungen <text:soft-page-break/>statt Hausaufgaben angezeigt werden. </text:p>
      <text:p text:style-name="P3"/>
      <text:p text:style-name="P3"/>
      <text:p text:style-name="P7">Abgrenzung der Hausaufgabenansichten:</text:p>
      <text:p text:style-name="P3"/>
      <text:p text:style-name="P4">Die Stundenplan-Hausaufgabenansicht unterscheidet sich von der Hausaufgabenansicht, welche eine konkrete Hausaufgabe zu einem bestimmten Datum anzeigt. Auf diese Weise unterscheidet sich auch die zukünftige Stundenplan-Prüfungsansicht von der zukünftigen Prüfungsansicht, welche eine konkrete Prüfung zu einem bestimmten Datum anzeigt. Die Hausaufgaben- und die Prüfungsansicht, welche sich auf ein Konkretes Datum beziehen, wird fortan als Konkrete-Hausaufgabenansicht bzw. Prüfungsansicht oder zusammengefasst als Konkrete-Ansichten bezeichnet. Das Wort „Ansicht“ bedeutet in diesem Fall, dass auf einer Seite des Gerätes alle eingefügten Aufgabenstellungen oder Lösungen zu sehen sind. Vielmehr kann die Stundenplan-Hausaufgabenansicht als „Elternteil“ verstanden werden, diese „Elternansicht“ verweist auf alle Konkreten-Hausaufgabenansichten „Kinderansichten“ die existieren, somit sind die Konkreten-Ansichten die <text:s/>„Kinder der Elternansicht“. Aus diesem Grund kann von einer Kinderansicht auch mit einem „Backspace“ oder Zurück-Pfeil der App Bar, in die Elternansicht zurück navigiert werden, aber nicht umgekehrt.</text:p>
      <text:p text:style-name="P4"/>
      <text:p text:style-name="P4"/>
      <text:p text:style-name="P7">Erweiterung der Inhalte der Konkreten-Ansichten:</text:p>
      <text:p text:style-name="P4"/>
      <text:p text:style-name="P4">Die Konkreten-Ansichten werden angepasst, speziell die in einer Konkreten-Ansicht enthaltenen Bilder der Aufgabenstellungen und Lösungen werden verändert. Wie in Kapitel 3.3.x erklärt, kann der Prototyp der Hausaufgabenheft-Anwendung ein Bilder von einer im Gerät installierten Kamera aufnehmen und mit der Konkreten-Ansicht einer Hausaufgabe verbinden. Zukünftig sollen auch Bilder aus der Gallery, <text:s/>Dokumente aus dem Dateisystem des Gerätes und ein den Inhalt beschreibender Text eingefügt werden können. Gerade aufgenommene Bilder, Bilder aus der Gallery und Dokumente aus dem Dateisystem des Gerätes sind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genzen Zahl.</text:p>
      <text:p text:style-name="P4"/>
      <text:p text:style-name="P4"/>
      <text:p text:style-name="P7">Einführung der Kommentar-Chats:</text:p>
      <text:p text:style-name="P4"/>
      <text:p text:style-name="P4">Die Chat-Funktionalität der Konkreten-Ansichten wird angepasst. Bisher sollte für jede Hausaufgabe, mit allen Aufgabenstellungen und Lösungen, ein eigener Chat erzeugt werden. Zukünftig wird der Chat nicht mehr zu einer konkreten Hausaufgabe erzeugt, sondern er wird zu einem eingefügten Inhalt erzeugt. Die Chats erfüllen dann <text:soft-page-break/>ehre die Funktion eines Kommentar-Chats. 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
      <text:p text:style-name="P3">Mindestens 30 Seiten bis hierher in gekürzter Form !</text:p>
      <text:p text:style-name="P3"/>
      <text:p text:style-name="P3">6 Grafiken und Programmcode</text:p>
      <text:p text:style-name="P3"/>
      <text:p text:style-name="P3">7 Glossar</text:p>
      <text:p text:style-name="P3"/>
      <text:p text:style-name="P3"><text:soft-page-break/>8 Literatur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default-outline-level="" style:list-style-name=""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3H16M50S</meta:editing-duration>
    <meta:editing-cycles>32</meta:editing-cycles>
    <meta:generator>OpenOffice/4.1.2$Win32 OpenOffice.org_project/412m3$Build-9782</meta:generator>
    <dc:date>2016-08-09T17:06:10.17</dc:date>
    <meta:document-statistic meta:table-count="0" meta:image-count="0" meta:object-count="0" meta:page-count="26" meta:paragraph-count="270" meta:word-count="7115" meta:character-count="55801"/>
    <meta:user-defined meta:name="Info 1"/>
    <meta:user-defined meta:name="Info 2"/>
    <meta:user-defined meta:name="Info 3"/>
    <meta:user-defined meta:name="Info 4"/>
  </office:meta>
</office:document-meta>
</file>